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3827in"/>
    </style:style>
    <style:style style:name="co4" style:family="table-column">
      <style:table-column-properties fo:break-before="auto" style:column-width="3.148in"/>
    </style:style>
    <style:style style:name="co5" style:family="table-column">
      <style:table-column-properties fo:break-before="auto" style:column-width="2.06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</office:automatic-styles>
  <office:body>
    <office:spreadsheet>
      <table:table table:name="DataSheet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table:number-columns-repeated="16"/>
        </table:table-row>
        <table:table-row table:style-name="ro1"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44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91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186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38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23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251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26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48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534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559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2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3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4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5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table:number-columns-repeated="2"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table:formula="of:=CONCATENATE([.U$58];[.W57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SHIELD_RECHARGER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7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7"/>
          <table:table-cell office:value-type="string">
            <text:p>{ "tech_shield_rechargers_</text:p>
          </table:table-cell>
          <table:table-cell table:style-name="ce1" office:value-type="string">
            <text:p>" }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table:formula="of:=CONCATENATE([.U$58];[.W58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SHIELD_RECHARGER_3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8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7"/>
          <table:table-cell office:value-type="string">
            <text:p>"GFX_ship_part_shield_recharger_</text:p>
          </table:table-cell>
          <table:table-cell table:style-name="ce1" office:value-type="string">
            <text:p>"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table:formula="of:=CONCATENATE([.U$58];[.W59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9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table:formula="of:=CONCATENATE([.U$58];[.W60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SHIELD_RECHARGER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0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57]" office:value-type="float" office:value="1">
            <text:p>1</text:p>
          </table:table-cell>
        </table:table-row>
        <table:table-row table:style-name="ro1"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table:formula="of:=CONCATENATE([.U$58];[.W61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SHIELD_RECHARGER_3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1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58]" office:value-type="float" office:value="2">
            <text:p>2</text:p>
          </table:table-cell>
        </table:table-row>
        <table:table-row table:style-name="ro1"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table:formula="of:=CONCATENATE([.U$58];[.W62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2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59]" office:value-type="float" office:value="3">
            <text:p>3</text:p>
          </table:table-cell>
        </table:table-row>
        <table:table-row table:style-name="ro1"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table:formula="of:=CONCATENATE([.U$58];[.W63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SHIELD_RECHARGER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3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0]" office:value-type="float" office:value="1">
            <text:p>1</text:p>
          </table:table-cell>
        </table:table-row>
        <table:table-row table:style-name="ro1"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table:formula="of:=CONCATENATE([.U$58];[.W64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SHIELD_RECHARGER_3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4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1]" office:value-type="float" office:value="2">
            <text:p>2</text:p>
          </table:table-cell>
        </table:table-row>
        <table:table-row table:style-name="ro1"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table:formula="of:=CONCATENATE([.U$58];[.W65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5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2]" office:value-type="float" office:value="3">
            <text:p>3</text:p>
          </table:table-cell>
        </table:table-row>
        <table:table-row table:style-name="ro1"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table:formula="of:=CONCATENATE([.U$58];[.W66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SHIELD_RECHARGER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6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3]" office:value-type="float" office:value="1">
            <text:p>1</text:p>
          </table:table-cell>
        </table:table-row>
        <table:table-row table:style-name="ro1"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table:formula="of:=CONCATENATE([.U$58];[.W67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SHIELD_RECHARGER_3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7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4]" office:value-type="float" office:value="2">
            <text:p>2</text:p>
          </table:table-cell>
        </table:table-row>
        <table:table-row table:style-name="ro1"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table:formula="of:=CONCATENATE([.U$58];[.W68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8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5]" office:value-type="float" office:value="3">
            <text:p>3</text:p>
          </table:table-cell>
        </table:table-row>
        <table:table-row table:style-name="ro1"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table:formula="of:=CONCATENATE([.U$58];[.W69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SHIELD_RECHARGER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69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6]" office:value-type="float" office:value="1">
            <text:p>1</text:p>
          </table:table-cell>
        </table:table-row>
        <table:table-row table:style-name="ro1"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table:formula="of:=CONCATENATE([.U$58];[.W70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SHIELD_RECHARGER_3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70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7]" office:value-type="float" office:value="2">
            <text:p>2</text:p>
          </table:table-cell>
        </table:table-row>
        <table:table-row table:style-name="ro1"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table:formula="of:=CONCATENATE([.U$58];[.W71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71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8]" office:value-type="float" office:value="3">
            <text:p>3</text:p>
          </table:table-cell>
        </table:table-row>
        <table:table-row table:style-name="ro1"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MARAUDER_HULL_CONFIGURATION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MARAUDER_HULL_CONFIGURATION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MARAUDER_HULL_CONFIGURATION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MARAUDER_HULL_CONFIGURATION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MARAUDER_HULL_CONFIGURATION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INTEGRITY_FIELD_GENERATORS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INTEGRITY_FIELD_GENERATORS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INTEGRITY_FIELD_GENERATORS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INTEGRITY_FIELD_GENERATORS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INTEGRITY_FIELD_GENERATORS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INTEGRITY_FIELD_GENERATORS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INTEGRITY_FIELD_GENERATORS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INTEGRITY_FIELD_GENERATORS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CLOAKING_FIELD_EMITTERS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CLOAKING_FIELD_EMITTERS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CLOAKING_FIELD_EMITTERS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CLOAKING_FIELD_EMITTERS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CLOAKING_FIELD_EMITTERS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7.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3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4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12000</text:p>
          </table:table-cell>
          <table:table-cell office:value-type="string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5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20000</text:p>
          </table:table-cell>
          <table:table-cell office:value-type="string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3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4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24000</text:p>
          </table:table-cell>
          <table:table-cell office:value-type="string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5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40000</text:p>
          </table:table-cell>
          <table:table-cell office:value-type="string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3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4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48000</text:p>
          </table:table-cell>
          <table:table-cell office:value-type="string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5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64000</text:p>
          </table:table-cell>
          <table:table-cell office:value-type="string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80000</text:p>
          </table:table-cell>
          <table:table-cell office:value-type="string">
            <text:p>100</text:p>
          </table:table-cell>
          <table:table-cell table:number-columns-repeated="5"/>
        </table:table-row>
      </table:table>
      <table:table table:name="OccurenceNumbers" table:style-name="ta1">
        <table:table-column table:style-name="co2" table:number-columns-repeated="18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MPTY_HULL_SLOT"</text:p>
          </table:table-cell>
          <table:table-cell table:number-columns-repeated="17"/>
        </table:table-row>
        <table:table-row table:style-name="ro1">
          <table:table-cell office:value-type="string">
            <text:p>0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table:number-columns-repeated="6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23:2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23:25:28.26</dc:date>
    <dc:creator>David </dc:creator>
    <meta:editing-duration>PT4H55M54S</meta:editing-duration>
    <meta:editing-cycles>4</meta:editing-cycles>
    <meta:document-statistic meta:table-count="2" meta:cell-count="4020" meta:object-count="0"/>
  </office:meta>
</office:document-meta>
</file>